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03c14" officeooo:paragraph-rsid="00003c14"/>
    </style:style>
    <style:style style:name="P2" style:family="paragraph" style:parent-style-name="Text_20_body">
      <style:text-properties officeooo:rsid="0001b7bf" officeooo:paragraph-rsid="0001b7bf"/>
    </style:style>
    <style:style style:name="P3" style:family="paragraph" style:parent-style-name="Text_20_body">
      <style:text-properties officeooo:rsid="0004c14c" officeooo:paragraph-rsid="0004c14c"/>
    </style:style>
    <style:style style:name="P4" style:family="paragraph" style:parent-style-name="Text_20_body" style:list-style-name="L2">
      <style:text-properties officeooo:rsid="0004c14c" officeooo:paragraph-rsid="0004c14c"/>
    </style:style>
    <style:style style:name="P5" style:family="paragraph" style:parent-style-name="Heading_20_1">
      <style:text-properties officeooo:rsid="00003c14" officeooo:paragraph-rsid="00003c14"/>
    </style:style>
    <style:style style:name="T1" style:family="text">
      <style:text-properties officeooo:rsid="0001b7bf"/>
    </style:style>
    <style:style style:name="T2" style:family="text">
      <style:text-properties officeooo:rsid="0003fbb2"/>
    </style:style>
    <style:style style:name="T3" style:family="text">
      <style:text-properties officeooo:rsid="0004c1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genda appuntamenti</text:h>
      <text:p text:style-name="P1">Realizzare una Agenda appuntamenti. Un appuntamento è caratterizzato da data ora <text:s/>inizio, ora <text:s/>fine, luogo, persona. <text:span text:style-name="T1">L’Agenda deve offrire le seguenti funzionalità:</text:span></text:p>
      <text:p text:style-name="P2">- <text:s/><text:span text:style-name="T2">Appuntamento aggiungi(data,oraInizio,oraFine,luogo,persona)</text:span></text:p>
      <text:p text:style-name="P2">- <text:span text:style-name="T2">cancella(Appuntamento)</text:span></text:p>
      <text:p text:style-name="P2">- <text:span text:style-name="T3">List&lt;Appuntamento&gt; cerca(data,luogo,persona)</text:span></text:p>
      <text:p text:style-name="P3">Passi:</text:p>
      <text:list xml:id="list545545661" text:style-name="L2">
        <text:list-item>
          <text:p text:style-name="P4">creare le classi necessarie con relative proprieta e metodi vuoti</text:p>
        </text:list-item>
        <text:list-item>
          <text:p text:style-name="P4">Implementare ciascun metodo con gli opportuni controlli e le eventuali eccezion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5T10:04:48.438854439</meta:creation-date>
    <dc:date>2022-02-25T11:02:16.703791842</dc:date>
    <meta:editing-duration>PT6M17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8" meta:word-count="56" meta:character-count="470" meta:non-whitespace-character-count="421"/>
  </office:meta>
</office:document-meta>
</file>